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4.54pt"/>
    </style:style>
    <style:style style:name="co3" style:family="table-column">
      <style:table-column-properties fo:break-before="auto" style:column-width="45.95pt"/>
    </style:style>
    <style:style style:name="co4" style:family="table-column">
      <style:table-column-properties fo:break-before="auto" style:column-width="126.31pt"/>
    </style:style>
    <style:style style:name="co5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  <style:style style:name="ce5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varrho</text:p>
          </table:table-cell>
          <table:table-cell office:value-type="float" office:value="0.04" calcext:value-type="float">
            <text:p>0.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ota</text:p>
          </table:table-cell>
          <table:table-cell office:value-type="float" office:value="0.15" calcext:value-type="float">
            <text:p>0.15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Initial</text:p>
          </table:table-cell>
          <table:table-cell office:value-type="string" calcext:value-type="string">
            <text:p>2.Jan 2018</text:p>
          </table:table-cell>
          <table:table-cell/>
          <table:table-cell office:value-type="string" calcext:value-type="string">
            <text:p>sour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pot</text:p>
          </table:table-cell>
          <table:table-cell office:value-type="float" office:value="7.77" calcext:value-type="float">
            <text:p>7.77</text:p>
          </table:table-cell>
          <table:table-cell/>
          <table:table-cell office:value-type="string" calcext:value-type="string">
            <text:p>https://www.eex.com</text:p>
          </table:table-cell>
          <table:table-cell table:number-columns-repeated="15"/>
        </table:table-row>
        <table:table-row table:style-name="ro1">
          <table:table-cell table:style-name="ce1" table:formula="of:=&quot;Dec 18&quot;" office:value-type="string" office:string-value="Dec 18" calcext:value-type="string">
            <text:p>Dec 18</text:p>
          </table:table-cell>
          <table:table-cell office:value-type="float" office:value="7.81" calcext:value-type="float">
            <text:p>7.81</text:p>
          </table:table-cell>
          <table:table-cell table:formula="of:=[.B6]-[.B5]" office:value-type="float" office:value="0.0400000000000009" calcext:value-type="float">
            <text:p>0.040000000000001</text:p>
          </table:table-cell>
          <table:table-cell office:value-type="string" calcext:value-type="string">
            <text:p><text:a xlink:href="http://www.barchart.com/" xlink:type="simple">www.barchart.com</text:a></text:p>
          </table:table-cell>
          <table:table-cell table:number-columns-repeated="15"/>
        </table:table-row>
        <table:table-row table:style-name="ro1">
          <table:table-cell table:style-name="ce1" table:formula="of:=&quot;Dec 19&quot;" office:value-type="string" office:string-value="Dec 19" calcext:value-type="string">
            <text:p>Dec 19</text:p>
          </table:table-cell>
          <table:table-cell office:value-type="float" office:value="7.87" calcext:value-type="float">
            <text:p>7.87</text:p>
          </table:table-cell>
          <table:table-cell table:formula="of:=[.B7]-[.B5]" office:value-type="float" office:value="0.100000000000001" calcext:value-type="float">
            <text:p>0.100000000000001</text:p>
          </table:table-cell>
          <table:table-cell office:value-type="string" calcext:value-type="string">
            <text:p>“</text:p>
          </table:table-cell>
          <table:table-cell table:number-columns-repeated="15"/>
        </table:table-row>
        <table:table-row table:style-name="ro1">
          <table:table-cell table:style-name="ce1" table:formula="of:=&quot;Dec 20&quot;" office:value-type="string" office:string-value="Dec 20" calcext:value-type="string">
            <text:p>Dec 20</text:p>
          </table:table-cell>
          <table:table-cell office:value-type="float" office:value="7.97" calcext:value-type="float">
            <text:p>7.97</text:p>
          </table:table-cell>
          <table:table-cell table:formula="of:=[.B8]-[.B5]" office:value-type="float" office:value="0.2" calcext:value-type="float">
            <text:p>0.2</text:p>
          </table:table-cell>
          <table:table-cell office:value-type="string" calcext:value-type="string">
            <text:p>“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X</text:p>
          </table:table-cell>
          <table:table-cell table:formula="of:=ROUND([Comp.N3];2)" office:value-type="float" office:value="2744.83" calcext:value-type="float">
            <text:p>2744.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ROUND([Comp.N4];2)" office:value-type="float" office:value="18982.64" calcext:value-type="float">
            <text:p>18982.6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 calcext:value-type="string">
            <text:p>Model for X and Y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X-1</text:p>
          </table:table-cell>
          <table:table-cell office:value-type="string" calcext:value-type="string">
            <text:p>Y-1</text:p>
          </table:table-cell>
          <table:table-cell table:number-columns-repeated="14"/>
          <table:table-cell table:style-name="ce2"/>
        </table:table-row>
        <table:table-row table:style-name="ro1">
          <table:table-cell table:style-name="ce1" office:value-type="string" calcext:value-type="string">
            <text:p>X</text:p>
          </table:table-cell>
          <table:table-cell office:value-type="float" office:value="2252.07" calcext:value-type="float">
            <text:p>2252.07</text:p>
          </table:table-cell>
          <table:table-cell office:value-type="float" office:value="1.23574" calcext:value-type="float">
            <text:p>1.23574</text:p>
          </table:table-cell>
          <table:table-cell office:value-type="float" office:value="-0.15202" calcext:value-type="float">
            <text:p>-0.152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2852.2" calcext:value-type="float">
            <text:p>12852.2</text:p>
          </table:table-cell>
          <table:table-cell office:value-type="float" office:value="2.24683" calcext:value-type="float">
            <text:p>2.24683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Var of XY residua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dev X</text:p>
          </table:table-cell>
          <table:table-cell office:value-type="float" office:value="809.6647" calcext:value-type="float">
            <text:p>809.66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dev Y</text:p>
          </table:table-cell>
          <table:table-cell office:value-type="float" office:value="4882.04" calcext:value-type="float">
            <text:p>4882.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</text:p>
          </table:table-cell>
          <table:table-cell office:value-type="float" office:value="0.907" calcext:value-type="float">
            <text:p>0.907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pot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gma</text:p>
          </table:table-cell>
          <table:table-cell office:value-type="float" office:value="0.439" calcext:value-type="float">
            <text:p>0.439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urur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gression coef</text:p>
          </table:table-cell>
          <table:table-cell office:value-type="float" office:value="0.00974" calcext:value-type="float">
            <text:p>0.009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rsigma</text:p>
          </table:table-cell>
          <table:table-cell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Option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c</text:p>
          </table:table-cell>
          <table:table-cell office:value-type="float" office:value="0.678" calcext:value-type="float">
            <text:p>0.67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l</text:p>
          </table:table-cell>
          <table:table-cell office:value-type="float" office:value="-0.00964" calcext:value-type="float">
            <text:p>-0.009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sq</text:p>
          </table:table-cell>
          <table:table-cell office:value-type="float" office:value="0.00234" calcext:value-type="float">
            <text:p>0.00234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rikes</text:p>
          </table:table-cell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7"/>
        </table:table-row>
      </table:table>
      <table:table table:name="Comp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redictkon of X andY</text:p>
          </table:table-cell>
          <table:table-cell table:style-name="ce1" office:value-type="string" calcext:value-type="string">
            <text:p>2016/1</text:p>
          </table:table-cell>
          <table:table-cell office:value-type="string" calcext:value-type="string">
            <text:p>2017/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125.074" calcext:value-type="float">
            <text:p>3125.074</text:p>
          </table:table-cell>
          <table:table-cell table:formula="of:=[Input.$B$13]+[Input.$C$13]*[.B3]+[Input.$D$13]*[.B4]" office:value-type="float" office:value="2618.35427176" calcext:value-type="float">
            <text:p>2618.35427176</text:p>
          </table:table-cell>
          <table:table-cell table:formula="of:=[Input.$B$13]+[Input.$C$13]*[.C3]+[Input.$D$13]*[.C4]" office:value-type="float" office:value="2466.47371124055" calcext:value-type="float">
            <text:p>2466.47371124055</text:p>
          </table:table-cell>
          <table:table-cell table:formula="of:=[Input.$B$13]+[Input.$C$13]*[.D3]+[Input.$D$13]*[.D4]" office:value-type="float" office:value="2451.86558687022" calcext:value-type="float">
            <text:p>2451.86558687022</text:p>
          </table:table-cell>
          <table:table-cell table:formula="of:=[Input.$B$13]+[Input.$C$13]*[.E3]+[Input.$D$13]*[.E4]" office:value-type="float" office:value="2485.69053782518" calcext:value-type="float">
            <text:p>2485.69053782518</text:p>
          </table:table-cell>
          <table:table-cell table:formula="of:=[Input.$B$13]+[Input.$C$13]*[.F3]+[Input.$D$13]*[.F4]" office:value-type="float" office:value="2532.47897891373" calcext:value-type="float">
            <text:p>2532.47897891373</text:p>
          </table:table-cell>
          <table:table-cell table:formula="of:=[Input.$B$13]+[Input.$C$13]*[.G3]+[Input.$D$13]*[.G4]" office:value-type="float" office:value="2578.74397211396" calcext:value-type="float">
            <text:p>2578.74397211396</text:p>
          </table:table-cell>
          <table:table-cell table:formula="of:=[Input.$B$13]+[Input.$C$13]*[.H3]+[Input.$D$13]*[.H4]" office:value-type="float" office:value="2619.93426998792" calcext:value-type="float">
            <text:p>2619.93426998792</text:p>
          </table:table-cell>
          <table:table-cell table:formula="of:=[Input.$B$13]+[Input.$C$13]*[.I3]+[Input.$D$13]*[.I4]" office:value-type="float" office:value="2655.03235434105" calcext:value-type="float">
            <text:p>2655.03235434105</text:p>
          </table:table-cell>
          <table:table-cell table:formula="of:=[Input.$B$13]+[Input.$C$13]*[.J3]+[Input.$D$13]*[.J4]" office:value-type="float" office:value="2684.33537540787" calcext:value-type="float">
            <text:p>2684.33537540787</text:p>
          </table:table-cell>
          <table:table-cell table:formula="of:=[Input.$B$13]+[Input.$C$13]*[.K3]+[Input.$D$13]*[.K4]" office:value-type="float" office:value="2708.55808028461" calcext:value-type="float">
            <text:p>2708.55808028461</text:p>
          </table:table-cell>
          <table:table-cell table:formula="of:=[Input.$B$13]+[Input.$C$13]*[.L3]+[Input.$D$13]*[.L4]" office:value-type="float" office:value="2728.48221499366" calcext:value-type="float">
            <text:p>2728.48221499366</text:p>
          </table:table-cell>
          <table:table-cell table:style-name="ce5" table:formula="of:=[Input.$B$13]+[Input.$C$13]*[.M3]+[Input.$D$13]*[.M4]" office:value-type="float" office:value="2744.82968313331" calcext:value-type="float">
            <text:p>2744.8296831333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2993.65" calcext:value-type="float">
            <text:p>22993.65</text:p>
          </table:table-cell>
          <table:table-cell table:formula="of:=[Input.$B$14]+[Input.$C$14]*[.B3]" office:value-type="float" office:value="19873.71001542" calcext:value-type="float">
            <text:p>19873.71001542</text:p>
          </table:table-cell>
          <table:table-cell table:formula="of:=[Input.$B$14]+[Input.$C$14]*[.C3]" office:value-type="float" office:value="18735.1969284185" calcext:value-type="float">
            <text:p>18735.1969284185</text:p>
          </table:table-cell>
          <table:table-cell table:formula="of:=[Input.$B$14]+[Input.$C$14]*[.D3]" office:value-type="float" office:value="18393.9471286266" calcext:value-type="float">
            <text:p>18393.9471286266</text:p>
          </table:table-cell>
          <table:table-cell table:formula="of:=[Input.$B$14]+[Input.$C$14]*[.E3]" office:value-type="float" office:value="18361.1251565476" calcext:value-type="float">
            <text:p>18361.1251565476</text:p>
          </table:table-cell>
          <table:table-cell table:formula="of:=[Input.$B$14]+[Input.$C$14]*[.F3]" office:value-type="float" office:value="18437.1240711018" calcext:value-type="float">
            <text:p>18437.1240711018</text:p>
          </table:table-cell>
          <table:table-cell table:formula="of:=[Input.$B$14]+[Input.$C$14]*[.G3]" office:value-type="float" office:value="18542.2497441927" calcext:value-type="float">
            <text:p>18542.2497441927</text:p>
          </table:table-cell>
          <table:table-cell table:formula="of:=[Input.$B$14]+[Input.$C$14]*[.H3]" office:value-type="float" office:value="18646.1993188648" calcext:value-type="float">
            <text:p>18646.1993188648</text:p>
          </table:table-cell>
          <table:table-cell table:formula="of:=[Input.$B$14]+[Input.$C$14]*[.I3]" office:value-type="float" office:value="18738.746915837" calcext:value-type="float">
            <text:p>18738.746915837</text:p>
          </table:table-cell>
          <table:table-cell table:formula="of:=[Input.$B$14]+[Input.$C$14]*[.J3]" office:value-type="float" office:value="18817.6063447041" calcext:value-type="float">
            <text:p>18817.6063447041</text:p>
          </table:table-cell>
          <table:table-cell table:formula="of:=[Input.$B$14]+[Input.$C$14]*[.K3]" office:value-type="float" office:value="18883.4452515277" calcext:value-type="float">
            <text:p>18883.4452515277</text:p>
          </table:table-cell>
          <table:table-cell table:formula="of:=[Input.$B$14]+[Input.$C$14]*[.L3]" office:value-type="float" office:value="18937.8695515259" calcext:value-type="float">
            <text:p>18937.8695515259</text:p>
          </table:table-cell>
          <table:table-cell table:style-name="ce5" table:formula="of:=[Input.$B$14]+[Input.$C$14]*[.M3]" office:value-type="float" office:value="18982.6356951142" calcext:value-type="float">
            <text:p>18982.635695114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ariance matrix</text:p>
          </table:table-cell>
          <table:table-cell table:number-columns-repeated="13"/>
        </table:table-row>
        <table:table-row table:style-name="ro1">
          <table:table-cell table:formula="of:=[$Input.B17]^2" office:value-type="float" office:value="655556.92642609" calcext:value-type="float">
            <text:p>655556.92642609</text:p>
          </table:table-cell>
          <table:table-cell table:formula="of:=[$Input.B19]*[$Input.B17]*[$Input.B18]" office:value-type="float" office:value="3585203.61495312" calcext:value-type="float">
            <text:p>3585203.61495312</text:p>
          </table:table-cell>
          <table:table-cell table:number-columns-repeated="12"/>
        </table:table-row>
        <table:table-row table:style-name="ro1">
          <table:table-cell table:formula="of:=[.B7]" office:value-type="float" office:value="3585203.61495312" calcext:value-type="float">
            <text:p>3585203.61495312</text:p>
          </table:table-cell>
          <table:table-cell table:formula="of:=[$Input.B18]^2" office:value-type="float" office:value="23834314.5616" calcext:value-type="float">
            <text:p>23834314.5616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quare matrix</text:p>
          </table:table-cell>
          <table:table-cell office:value-type="string" calcext:value-type="string">
            <text:p><text:s/>(matrixpower from Mathematica)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"/>
        </table:table-row>
        <table:table-row table:style-name="ro1">
          <table:table-cell table:style-name="ce5" office:value-type="float" office:value="439.901" calcext:value-type="float">
            <text:p>439.901</text:p>
          </table:table-cell>
          <table:table-cell table:style-name="ce5" office:value-type="float" office:value="679.738" calcext:value-type="float">
            <text:p>679.738</text:p>
          </table:table-cell>
          <table:table-cell/>
          <table:table-cell table:number-matrix-columns-spanned="2" table:number-matrix-rows-spanned="2" table:formula="of:=MMULT([.A11:.B12];[.A11:.B12])" office:value-type="float" office:value="655556.638445" calcext:value-type="float">
            <text:p>655556.638445</text:p>
          </table:table-cell>
          <table:table-cell office:value-type="float" office:value="3585203.989558" calcext:value-type="float">
            <text:p>3585203.989558</text:p>
          </table:table-cell>
          <table:table-cell/>
          <table:table-cell table:formula="of:=ABS([.A7]-[.D11])" office:value-type="float" office:value="0.287981089903042" calcext:value-type="float">
            <text:p>0.287981089903042</text:p>
          </table:table-cell>
          <table:table-cell table:formula="of:=ABS([.B7]-[.E11])" office:value-type="float" office:value="0.374604883603752" calcext:value-type="float">
            <text:p>0.374604883603752</text:p>
          </table:table-cell>
          <table:table-cell table:number-columns-repeated="6"/>
        </table:table-row>
        <table:table-row table:style-name="ro1">
          <table:table-cell table:style-name="ce5" office:value-type="float" office:value="679.738" calcext:value-type="float">
            <text:p>679.738</text:p>
          </table:table-cell>
          <table:table-cell table:style-name="ce5" office:value-type="float" office:value="4834.49" calcext:value-type="float">
            <text:p>4834.49</text:p>
          </table:table-cell>
          <table:table-cell/>
          <table:table-cell office:value-type="float" office:value="3585203.989558" calcext:value-type="float">
            <text:p>3585203.989558</text:p>
          </table:table-cell>
          <table:table-cell office:value-type="float" office:value="23834337.308744" calcext:value-type="float">
            <text:p>23834337.308744</text:p>
          </table:table-cell>
          <table:table-cell/>
          <table:table-cell table:formula="of:=ABS([.A8]-[.D12])" office:value-type="float" office:value="0.374604883603752" calcext:value-type="float">
            <text:p>0.374604883603752</text:p>
          </table:table-cell>
          <table:table-cell table:formula="of:=ABS([.B8]-[.E12])" office:value-type="float" office:value="22.7471439987421" calcext:value-type="float">
            <text:p>22.7471439987421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/P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/t</text:p>
          </table:table-cell>
          <table:table-cell table:number-columns-repeated="10"/>
        </table:table-row>
        <table:table-row table:style-name="ro1">
          <table:table-cell table:formula="of:=[$Input.B6]" office:value-type="float" office:value="7.81" calcext:value-type="float">
            <text:p>7.81</text:p>
          </table:table-cell>
          <table:table-cell table:formula="of:=[.A16]/[Input.$B$5]" office:value-type="float" office:value="1.00514800514801" calcext:value-type="float">
            <text:p>1.00514800514801</text:p>
          </table:table-cell>
          <table:table-cell table:formula="of:=LN([.B16])" office:value-type="float" office:value="0.00513479947203866" calcext:value-type="float">
            <text:p>0.005134799472039</text:p>
          </table:table-cell>
          <table:table-cell table:formula="of:=[.C16]/1" office:value-type="float" office:value="0.00513479947203866" calcext:value-type="float">
            <text:p>0.005134799472039</text:p>
          </table:table-cell>
          <table:table-cell table:number-columns-repeated="10"/>
        </table:table-row>
        <table:table-row table:style-name="ro1">
          <table:table-cell table:formula="of:=[$Input.B7]" office:value-type="float" office:value="7.87" calcext:value-type="float">
            <text:p>7.87</text:p>
          </table:table-cell>
          <table:table-cell table:formula="of:=[.A17]/[Input.$B$5]" office:value-type="float" office:value="1.01287001287001" calcext:value-type="float">
            <text:p>1.01287001287001</text:p>
          </table:table-cell>
          <table:table-cell table:formula="of:=LN([.B17])" office:value-type="float" office:value="0.0127878980497559" calcext:value-type="float">
            <text:p>0.012787898049756</text:p>
          </table:table-cell>
          <table:table-cell table:formula="of:=[.C17]/2" office:value-type="float" office:value="0.00639394902487795" calcext:value-type="float">
            <text:p>0.006393949024878</text:p>
          </table:table-cell>
          <table:table-cell table:number-columns-repeated="10"/>
        </table:table-row>
        <table:table-row table:style-name="ro1">
          <table:table-cell table:formula="of:=[$Input.B8]" office:value-type="float" office:value="7.97" calcext:value-type="float">
            <text:p>7.97</text:p>
          </table:table-cell>
          <table:table-cell table:formula="of:=[.A18]/[Input.$B$5]" office:value-type="float" office:value="1.02574002574003" calcext:value-type="float">
            <text:p>1.02574002574003</text:p>
          </table:table-cell>
          <table:table-cell table:formula="of:=LN([.B18])" office:value-type="float" office:value="0.0254143284225676" calcext:value-type="float">
            <text:p>0.025414328422568</text:p>
          </table:table-cell>
          <table:table-cell table:formula="of:=[.C18]/3" office:value-type="float" office:value="0.00847144280752254" calcext:value-type="float">
            <text:p>0.008471442807523</text:p>
          </table:table-cell>
          <table:table-cell table:number-columns-repeated="10"/>
        </table:table-row>
      </table:table>
      <table:table table:name="Output.cpp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st double varrho</text:p>
          </table:table-cell>
          <table:table-cell office:value-type="string" calcext:value-type="string">
            <text:p>=</text:p>
          </table:table-cell>
          <table:table-cell table:formula="of:=[$Input.B1]" office:value-type="float" office:value="0.04" calcext:value-type="float">
            <text:p>0.0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iota</text:p>
          </table:table-cell>
          <table:table-cell office:value-type="string" calcext:value-type="string">
            <text:p>=</text:p>
          </table:table-cell>
          <table:table-cell table:formula="of:=[$Input.B2]" office:value-type="float" office:value="0.15" calcext:value-type="float">
            <text:p>0.15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vector&lt;vector&lt;double&gt;&gt; epsvsq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&quot;{&quot;&amp;[$Comp.A11]&amp;&quot;,&quot;&amp;[$Comp.B11]&amp;&quot;}&quot;" office:value-type="string" office:string-value="{439.901,679.738}" calcext:value-type="string">
            <text:p>{439.901,679.738}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&quot;{&quot;&amp;[$Comp.A12]&amp;&quot;,&quot;&amp;[$Comp.B12]&amp;&quot;}&quot;" office:value-type="string" office:string-value="{679.738,4834.49}" calcext:value-type="string">
            <text:p>{679.738,4834.49}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X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Comp.N3]" office:value-type="float" office:value="2744.82968313331" calcext:value-type="float">
            <text:p>2744.82968313331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Comp.N4]" office:value-type="float" office:value="18982.6356951142" calcext:value-type="float">
            <text:p>18982.6356951142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xregconst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13]" office:value-type="float" office:value="2252.07" calcext:value-type="float">
            <text:p>2252.07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regconst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14]" office:value-type="float" office:value="12852.2" calcext:value-type="float">
            <text:p>12852.2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xregx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C13]" office:value-type="float" office:value="1.23574" calcext:value-type="float">
            <text:p>1.2357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regx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C14]" office:value-type="float" office:value="2.24683" calcext:value-type="float">
            <text:p>2.24683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xregy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D13]" office:value-type="float" office:value="-0.15202" calcext:value-type="float">
            <text:p>-0.15202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yregy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D14]" office:value-type="float" office:value="0" calcext:value-type="float">
            <text:p>0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spot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5]" office:value-type="float" office:value="7.77" calcext:value-type="float">
            <text:p>7.77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sigma </text:p>
          </table:table-cell>
          <table:table-cell office:value-type="string" calcext:value-type="string">
            <text:p>=</text:p>
          </table:table-cell>
          <table:table-cell table:formula="of:=[$Input.B22]" office:value-type="float" office:value="0.439" calcext:value-type="float">
            <text:p>0.439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nst double qcoef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25]" office:value-type="float" office:value="0.00974" calcext:value-type="float">
            <text:p>0.0097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double varsigma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26]" office:value-type="float" office:value="0.01" calcext:value-type="float">
            <text:p>0.01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const vector&lt;double&gt; v0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[$Comp.D16]" office:value-type="float" office:value="0.00513479947203866" calcext:value-type="float">
            <text:p>0.005134799472039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Comp.D17]" office:value-type="float" office:value="0.00639394902487795" calcext:value-type="float">
            <text:p>0.00639394902487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Comp.D18]" office:value-type="float" office:value="0.00847144280752254" calcext:value-type="float">
            <text:p>0.008471442807523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rf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$Input.B29]" office:value-type="float" office:value="0.01" calcext:value-type="float">
            <text:p>0.01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<text:span text:style-name="T1">const double </text:span>bsc</text:p>
          </table:table-cell>
          <table:table-cell office:value-type="string" calcext:value-type="string">
            <text:p>=</text:p>
          </table:table-cell>
          <table:table-cell table:formula="of:=[$Input.B30]" office:value-type="float" office:value="0.678" calcext:value-type="float">
            <text:p>0.678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<text:span text:style-name="T1">const double </text:span>bsl</text:p>
          </table:table-cell>
          <table:table-cell office:value-type="string" calcext:value-type="string">
            <text:p>=</text:p>
          </table:table-cell>
          <table:table-cell table:formula="of:=[$Input.B31]" office:value-type="float" office:value="-0.00964" calcext:value-type="float">
            <text:p>-0.0096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office:value-type="string" calcext:value-type="string">
            <text:p><text:span text:style-name="T1">const double </text:span>bsq</text:p>
          </table:table-cell>
          <table:table-cell office:value-type="string" calcext:value-type="string">
            <text:p>=</text:p>
          </table:table-cell>
          <table:table-cell table:formula="of:=[$Input.B32]" office:value-type="float" office:value="0.00234" calcext:value-type="float">
            <text:p>0.00234</text:p>
          </table:table-cell>
          <table:table-cell/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strikes[]</text:p>
          </table:table-cell>
          <table:table-cell table:formula="of:=&quot;={&quot;" office:value-type="string" office:string-value="={" calcext:value-type="string">
            <text:p>={</text:p>
          </table:table-cell>
          <table:table-cell table:formula="of:=[$Input.B34]"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35]"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36]"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table:formula="of:=[$Input.B37]"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st double maxkappa</text:p>
          </table:table-cell>
          <table:table-cell office:value-type="string" calcext:value-type="string">
            <text:p>=</text:p>
          </table:table-cell>
          <table:table-cell table:formula="of:=COUNT([.C35:.C39])" office:value-type="float" office:value="5" calcext:value-type="float">
            <text:p>5</text:p>
          </table:table-cell>
          <table:table-cell/>
          <table:table-cell office:value-type="string" calcext:value-type="string">
            <text:p>;</text:p>
          </table:table-cell>
        </table:table-row>
      </table:table>
      <table:table table:name="Output.h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formula="of:=IF([$'Output.cpp'.A3]&lt;&gt;&quot;&quot;;&quot;extern&quot;;&quot;&quot;)">
            <text:p/>
          </table:table-cell>
          <table:table-cell table:formula="of:=IF([$'Output.cpp'.A3]=&quot;&quot;;&quot;&quot;;[$'Output.cpp'.A3])">
            <text:p/>
          </table:table-cell>
          <table:table-cell/>
        </table:table-row>
        <table:table-row table:style-name="ro1">
          <table:table-cell table:formula="of:=IF([$'Output.cpp'.A4]&lt;&gt;&quot;&quot;;&quot;extern&quot;;&quot;&quot;)" office:value-type="string" office:string-value="extern" calcext:value-type="string">
            <text:p>extern</text:p>
          </table:table-cell>
          <table:table-cell table:formula="of:=IF([$'Output.cpp'.A4]=&quot;&quot;;&quot;&quot;;[$'Output.cpp'.A4])" office:value-type="string" office:string-value="const double varrho" calcext:value-type="string">
            <text:p>const double varrho</text:p>
          </table:table-cell>
          <table:table-cell table:formula="of:=IF([$'Output.cpp'.E4]=&quot;&quot;;&quot;&quot;;[$'Output.cpp'.E4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5]&lt;&gt;&quot;&quot;;&quot;extern&quot;;&quot;&quot;)" office:value-type="string" office:string-value="extern" calcext:value-type="string">
            <text:p>extern</text:p>
          </table:table-cell>
          <table:table-cell table:formula="of:=IF([$'Output.cpp'.A5]=&quot;&quot;;&quot;&quot;;[$'Output.cpp'.A5])" office:value-type="string" office:string-value="const double iota" calcext:value-type="string">
            <text:p>const double iota</text:p>
          </table:table-cell>
          <table:table-cell table:formula="of:=IF([$'Output.cpp'.E5]=&quot;&quot;;&quot;&quot;;[$'Output.cpp'.E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6]&lt;&gt;&quot;&quot;;&quot;extern&quot;;&quot;&quot;)">
            <text:p/>
          </table:table-cell>
          <table:table-cell table:formula="of:=IF([$'Output.cpp'.A6]=&quot;&quot;;&quot;&quot;;[$'Output.cpp'.A6])">
            <text:p/>
          </table:table-cell>
          <table:table-cell table:formula="of:=IF([$'Output.cpp'.E6]=&quot;&quot;;&quot;&quot;;[$'Output.cpp'.E6])">
            <text:p/>
          </table:table-cell>
        </table:table-row>
        <table:table-row table:style-name="ro1">
          <table:table-cell table:formula="of:=IF([$'Output.cpp'.A7]&lt;&gt;&quot;&quot;;&quot;extern&quot;;&quot;&quot;)" office:value-type="string" office:string-value="extern" calcext:value-type="string">
            <text:p>extern</text:p>
          </table:table-cell>
          <table:table-cell table:formula="of:=IF([$'Output.cpp'.A7]=&quot;&quot;;&quot;&quot;;[$'Output.cpp'.A7])" office:value-type="string" office:string-value="const vector&lt;vector&lt;double&gt;&gt; epsvsq" calcext:value-type="string">
            <text:p>const vector&lt;vector&lt;double&gt;&gt; epsvsq</text:p>
          </table:table-cell>
          <table:table-cell table:formula="of:=IF([$'Output.cpp'.E7]=&quot;&quot;;&quot;&quot;;[$'Output.cpp'.E7])">
            <text:p/>
          </table:table-cell>
        </table:table-row>
        <table:table-row table:style-name="ro1">
          <table:table-cell table:formula="of:=IF([$'Output.cpp'.A8]&lt;&gt;&quot;&quot;;&quot;extern&quot;;&quot;&quot;)">
            <text:p/>
          </table:table-cell>
          <table:table-cell table:formula="of:=IF([$'Output.cpp'.A8]=&quot;&quot;;&quot;&quot;;[$'Output.cpp'.A8])">
            <text:p/>
          </table:table-cell>
          <table:table-cell table:formula="of:=IF([$'Output.cpp'.E8]=&quot;&quot;;&quot;&quot;;[$'Output.cpp'.E8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9]&lt;&gt;&quot;&quot;;&quot;extern&quot;;&quot;&quot;)" office:value-type="string" office:string-value="extern" calcext:value-type="string">
            <text:p>extern</text:p>
          </table:table-cell>
          <table:table-cell table:formula="of:=IF([$'Output.cpp'.A9]=&quot;&quot;;&quot;&quot;;[$'Output.cpp'.A9])" office:value-type="string" office:string-value="const double X0" calcext:value-type="string">
            <text:p>const double X0</text:p>
          </table:table-cell>
          <table:table-cell table:formula="of:=IF([$'Output.cpp'.E9]=&quot;&quot;;&quot;&quot;;[$'Output.cpp'.E9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0]&lt;&gt;&quot;&quot;;&quot;extern&quot;;&quot;&quot;)" office:value-type="string" office:string-value="extern" calcext:value-type="string">
            <text:p>extern</text:p>
          </table:table-cell>
          <table:table-cell table:formula="of:=IF([$'Output.cpp'.A10]=&quot;&quot;;&quot;&quot;;[$'Output.cpp'.A10])" office:value-type="string" office:string-value="const double Y0" calcext:value-type="string">
            <text:p>const double Y0</text:p>
          </table:table-cell>
          <table:table-cell table:formula="of:=IF([$'Output.cpp'.E10]=&quot;&quot;;&quot;&quot;;[$'Output.cpp'.E10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1]&lt;&gt;&quot;&quot;;&quot;extern&quot;;&quot;&quot;)">
            <text:p/>
          </table:table-cell>
          <table:table-cell table:formula="of:=IF([$'Output.cpp'.A11]=&quot;&quot;;&quot;&quot;;[$'Output.cpp'.A11])">
            <text:p/>
          </table:table-cell>
          <table:table-cell table:formula="of:=IF([$'Output.cpp'.E11]=&quot;&quot;;&quot;&quot;;[$'Output.cpp'.E11])">
            <text:p/>
          </table:table-cell>
        </table:table-row>
        <table:table-row table:style-name="ro1">
          <table:table-cell table:formula="of:=IF([$'Output.cpp'.A12]&lt;&gt;&quot;&quot;;&quot;extern&quot;;&quot;&quot;)" office:value-type="string" office:string-value="extern" calcext:value-type="string">
            <text:p>extern</text:p>
          </table:table-cell>
          <table:table-cell table:formula="of:=IF([$'Output.cpp'.A12]=&quot;&quot;;&quot;&quot;;[$'Output.cpp'.A12])" office:value-type="string" office:string-value="const double xregconst" calcext:value-type="string">
            <text:p>const double xregconst</text:p>
          </table:table-cell>
          <table:table-cell table:formula="of:=IF([$'Output.cpp'.E12]=&quot;&quot;;&quot;&quot;;[$'Output.cpp'.E12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3]&lt;&gt;&quot;&quot;;&quot;extern&quot;;&quot;&quot;)" office:value-type="string" office:string-value="extern" calcext:value-type="string">
            <text:p>extern</text:p>
          </table:table-cell>
          <table:table-cell table:formula="of:=IF([$'Output.cpp'.A13]=&quot;&quot;;&quot;&quot;;[$'Output.cpp'.A13])" office:value-type="string" office:string-value="const double yregconst" calcext:value-type="string">
            <text:p>const double yregconst</text:p>
          </table:table-cell>
          <table:table-cell table:formula="of:=IF([$'Output.cpp'.E13]=&quot;&quot;;&quot;&quot;;[$'Output.cpp'.E13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4]&lt;&gt;&quot;&quot;;&quot;extern&quot;;&quot;&quot;)" office:value-type="string" office:string-value="extern" calcext:value-type="string">
            <text:p>extern</text:p>
          </table:table-cell>
          <table:table-cell table:formula="of:=IF([$'Output.cpp'.A14]=&quot;&quot;;&quot;&quot;;[$'Output.cpp'.A14])" office:value-type="string" office:string-value="const double xregx" calcext:value-type="string">
            <text:p>const double xregx</text:p>
          </table:table-cell>
          <table:table-cell table:formula="of:=IF([$'Output.cpp'.E14]=&quot;&quot;;&quot;&quot;;[$'Output.cpp'.E14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5]&lt;&gt;&quot;&quot;;&quot;extern&quot;;&quot;&quot;)" office:value-type="string" office:string-value="extern" calcext:value-type="string">
            <text:p>extern</text:p>
          </table:table-cell>
          <table:table-cell table:formula="of:=IF([$'Output.cpp'.A15]=&quot;&quot;;&quot;&quot;;[$'Output.cpp'.A15])" office:value-type="string" office:string-value="const double yregx" calcext:value-type="string">
            <text:p>const double yregx</text:p>
          </table:table-cell>
          <table:table-cell table:formula="of:=IF([$'Output.cpp'.E15]=&quot;&quot;;&quot;&quot;;[$'Output.cpp'.E1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6]&lt;&gt;&quot;&quot;;&quot;extern&quot;;&quot;&quot;)" office:value-type="string" office:string-value="extern" calcext:value-type="string">
            <text:p>extern</text:p>
          </table:table-cell>
          <table:table-cell table:formula="of:=IF([$'Output.cpp'.A16]=&quot;&quot;;&quot;&quot;;[$'Output.cpp'.A16])" office:value-type="string" office:string-value="const double xregy" calcext:value-type="string">
            <text:p>const double xregy</text:p>
          </table:table-cell>
          <table:table-cell table:formula="of:=IF([$'Output.cpp'.E16]=&quot;&quot;;&quot;&quot;;[$'Output.cpp'.E16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7]&lt;&gt;&quot;&quot;;&quot;extern&quot;;&quot;&quot;)" office:value-type="string" office:string-value="extern" calcext:value-type="string">
            <text:p>extern</text:p>
          </table:table-cell>
          <table:table-cell table:formula="of:=IF([$'Output.cpp'.A17]=&quot;&quot;;&quot;&quot;;[$'Output.cpp'.A17])" office:value-type="string" office:string-value="const double yregy" calcext:value-type="string">
            <text:p>const double yregy</text:p>
          </table:table-cell>
          <table:table-cell table:formula="of:=IF([$'Output.cpp'.E17]=&quot;&quot;;&quot;&quot;;[$'Output.cpp'.E17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18]&lt;&gt;&quot;&quot;;&quot;extern&quot;;&quot;&quot;)">
            <text:p/>
          </table:table-cell>
          <table:table-cell table:formula="of:=IF([$'Output.cpp'.A18]=&quot;&quot;;&quot;&quot;;[$'Output.cpp'.A18])">
            <text:p/>
          </table:table-cell>
          <table:table-cell table:formula="of:=IF([$'Output.cpp'.E18]=&quot;&quot;;&quot;&quot;;[$'Output.cpp'.E18])">
            <text:p/>
          </table:table-cell>
        </table:table-row>
        <table:table-row table:style-name="ro1">
          <table:table-cell table:formula="of:=IF([$'Output.cpp'.A19]&lt;&gt;&quot;&quot;;&quot;extern&quot;;&quot;&quot;)" office:value-type="string" office:string-value="extern" calcext:value-type="string">
            <text:p>extern</text:p>
          </table:table-cell>
          <table:table-cell table:formula="of:=IF([$'Output.cpp'.A19]=&quot;&quot;;&quot;&quot;;[$'Output.cpp'.A19])" office:value-type="string" office:string-value="const double spot0" calcext:value-type="string">
            <text:p>const double spot0</text:p>
          </table:table-cell>
          <table:table-cell table:formula="of:=IF([$'Output.cpp'.E19]=&quot;&quot;;&quot;&quot;;[$'Output.cpp'.E19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0]&lt;&gt;&quot;&quot;;&quot;extern&quot;;&quot;&quot;)" office:value-type="string" office:string-value="extern" calcext:value-type="string">
            <text:p>extern</text:p>
          </table:table-cell>
          <table:table-cell table:formula="of:=IF([$'Output.cpp'.A20]=&quot;&quot;;&quot;&quot;;[$'Output.cpp'.A20])" office:value-type="string" office:string-value="const double sigma " calcext:value-type="string">
            <text:p>const double sigma </text:p>
          </table:table-cell>
          <table:table-cell table:formula="of:=IF([$'Output.cpp'.E20]=&quot;&quot;;&quot;&quot;;[$'Output.cpp'.E20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1]&lt;&gt;&quot;&quot;;&quot;extern&quot;;&quot;&quot;)">
            <text:p/>
          </table:table-cell>
          <table:table-cell table:formula="of:=IF([$'Output.cpp'.A21]=&quot;&quot;;&quot;&quot;;[$'Output.cpp'.A21])">
            <text:p/>
          </table:table-cell>
          <table:table-cell table:formula="of:=IF([$'Output.cpp'.E21]=&quot;&quot;;&quot;&quot;;[$'Output.cpp'.E21])">
            <text:p/>
          </table:table-cell>
        </table:table-row>
        <table:table-row table:style-name="ro1">
          <table:table-cell table:formula="of:=IF([$'Output.cpp'.A22]&lt;&gt;&quot;&quot;;&quot;extern&quot;;&quot;&quot;)">
            <text:p/>
          </table:table-cell>
          <table:table-cell table:formula="of:=IF([$'Output.cpp'.A22]=&quot;&quot;;&quot;&quot;;[$'Output.cpp'.A22])">
            <text:p/>
          </table:table-cell>
          <table:table-cell table:formula="of:=IF([$'Output.cpp'.E22]=&quot;&quot;;&quot;&quot;;[$'Output.cpp'.E22])">
            <text:p/>
          </table:table-cell>
        </table:table-row>
        <table:table-row table:style-name="ro1">
          <table:table-cell table:formula="of:=IF([$'Output.cpp'.A23]&lt;&gt;&quot;&quot;;&quot;extern&quot;;&quot;&quot;)">
            <text:p/>
          </table:table-cell>
          <table:table-cell table:formula="of:=IF([$'Output.cpp'.A23]=&quot;&quot;;&quot;&quot;;[$'Output.cpp'.A23])">
            <text:p/>
          </table:table-cell>
          <table:table-cell table:formula="of:=IF([$'Output.cpp'.E23]=&quot;&quot;;&quot;&quot;;[$'Output.cpp'.E23])">
            <text:p/>
          </table:table-cell>
        </table:table-row>
        <table:table-row table:style-name="ro1">
          <table:table-cell table:formula="of:=IF([$'Output.cpp'.A24]&lt;&gt;&quot;&quot;;&quot;extern&quot;;&quot;&quot;)" office:value-type="string" office:string-value="extern" calcext:value-type="string">
            <text:p>extern</text:p>
          </table:table-cell>
          <table:table-cell table:formula="of:=IF([$'Output.cpp'.A24]=&quot;&quot;;&quot;&quot;;[$'Output.cpp'.A24])" office:value-type="string" office:string-value="const double qcoef" calcext:value-type="string">
            <text:p>const double qcoef</text:p>
          </table:table-cell>
          <table:table-cell table:formula="of:=IF([$'Output.cpp'.E24]=&quot;&quot;;&quot;&quot;;[$'Output.cpp'.E24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5]&lt;&gt;&quot;&quot;;&quot;extern&quot;;&quot;&quot;)" office:value-type="string" office:string-value="extern" calcext:value-type="string">
            <text:p>extern</text:p>
          </table:table-cell>
          <table:table-cell table:formula="of:=IF([$'Output.cpp'.A25]=&quot;&quot;;&quot;&quot;;[$'Output.cpp'.A25])" office:value-type="string" office:string-value="const double varsigma" calcext:value-type="string">
            <text:p>const double varsigma</text:p>
          </table:table-cell>
          <table:table-cell table:formula="of:=IF([$'Output.cpp'.E25]=&quot;&quot;;&quot;&quot;;[$'Output.cpp'.E25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6]&lt;&gt;&quot;&quot;;&quot;extern&quot;;&quot;&quot;)" office:value-type="string" office:string-value="extern" calcext:value-type="string">
            <text:p>extern</text:p>
          </table:table-cell>
          <table:table-cell table:formula="of:=IF([$'Output.cpp'.A26]=&quot;&quot;;&quot;&quot;;[$'Output.cpp'.A26])" office:value-type="string" office:string-value="const vector&lt;double&gt; v0" calcext:value-type="string">
            <text:p>const vector&lt;double&gt; v0</text:p>
          </table:table-cell>
          <table:table-cell table:formula="of:=IF([$'Output.cpp'.E26]=&quot;&quot;;&quot;&quot;;[$'Output.cpp'.E26])">
            <text:p/>
          </table:table-cell>
        </table:table-row>
        <table:table-row table:style-name="ro1">
          <table:table-cell table:formula="of:=IF([$'Output.cpp'.A27]&lt;&gt;&quot;&quot;;&quot;extern&quot;;&quot;&quot;)">
            <text:p/>
          </table:table-cell>
          <table:table-cell table:formula="of:=IF([$'Output.cpp'.A27]=&quot;&quot;;&quot;&quot;;[$'Output.cpp'.A27])">
            <text:p/>
          </table:table-cell>
          <table:table-cell table:formula="of:=IF([$'Output.cpp'.E27]=&quot;&quot;;&quot;&quot;;[$'Output.cpp'.E27])">
            <text:p/>
          </table:table-cell>
        </table:table-row>
        <table:table-row table:style-name="ro1">
          <table:table-cell table:formula="of:=IF([$'Output.cpp'.A28]&lt;&gt;&quot;&quot;;&quot;extern&quot;;&quot;&quot;)">
            <text:p/>
          </table:table-cell>
          <table:table-cell table:formula="of:=IF([$'Output.cpp'.A28]=&quot;&quot;;&quot;&quot;;[$'Output.cpp'.A28])">
            <text:p/>
          </table:table-cell>
          <table:table-cell table:formula="of:=IF([$'Output.cpp'.E28]=&quot;&quot;;&quot;&quot;;[$'Output.cpp'.E28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29]&lt;&gt;&quot;&quot;;&quot;extern&quot;;&quot;&quot;)">
            <text:p/>
          </table:table-cell>
          <table:table-cell table:formula="of:=IF([$'Output.cpp'.A29]=&quot;&quot;;&quot;&quot;;[$'Output.cpp'.A29])">
            <text:p/>
          </table:table-cell>
          <table:table-cell table:formula="of:=IF([$'Output.cpp'.E29]=&quot;&quot;;&quot;&quot;;[$'Output.cpp'.E29])">
            <text:p/>
          </table:table-cell>
        </table:table-row>
        <table:table-row table:style-name="ro1">
          <table:table-cell table:formula="of:=IF([$'Output.cpp'.A30]&lt;&gt;&quot;&quot;;&quot;extern&quot;;&quot;&quot;)" office:value-type="string" office:string-value="extern" calcext:value-type="string">
            <text:p>extern</text:p>
          </table:table-cell>
          <table:table-cell table:formula="of:=IF([$'Output.cpp'.A30]=&quot;&quot;;&quot;&quot;;[$'Output.cpp'.A30])" office:value-type="string" office:string-value="const double rf" calcext:value-type="string">
            <text:p>const double rf</text:p>
          </table:table-cell>
          <table:table-cell table:formula="of:=IF([$'Output.cpp'.E30]=&quot;&quot;;&quot;&quot;;[$'Output.cpp'.E30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1]&lt;&gt;&quot;&quot;;&quot;extern&quot;;&quot;&quot;)" office:value-type="string" office:string-value="extern" calcext:value-type="string">
            <text:p>extern</text:p>
          </table:table-cell>
          <table:table-cell table:formula="of:=IF([$'Output.cpp'.A31]=&quot;&quot;;&quot;&quot;;[$'Output.cpp'.A31])" office:value-type="string" office:string-value="const double bsc" calcext:value-type="string">
            <text:p>const double bsc</text:p>
          </table:table-cell>
          <table:table-cell table:formula="of:=IF([$'Output.cpp'.E31]=&quot;&quot;;&quot;&quot;;[$'Output.cpp'.E31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2]&lt;&gt;&quot;&quot;;&quot;extern&quot;;&quot;&quot;)" office:value-type="string" office:string-value="extern" calcext:value-type="string">
            <text:p>extern</text:p>
          </table:table-cell>
          <table:table-cell table:formula="of:=IF([$'Output.cpp'.A32]=&quot;&quot;;&quot;&quot;;[$'Output.cpp'.A32])" office:value-type="string" office:string-value="const double bsl" calcext:value-type="string">
            <text:p>const double bsl</text:p>
          </table:table-cell>
          <table:table-cell table:formula="of:=IF([$'Output.cpp'.E32]=&quot;&quot;;&quot;&quot;;[$'Output.cpp'.E32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33]&lt;&gt;&quot;&quot;;&quot;extern&quot;;&quot;&quot;)" office:value-type="string" office:string-value="extern" calcext:value-type="string">
            <text:p>extern</text:p>
          </table:table-cell>
          <table:table-cell table:formula="of:=IF([$'Output.cpp'.A33]=&quot;&quot;;&quot;&quot;;[$'Output.cpp'.A33])" office:value-type="string" office:string-value="const double bsq" calcext:value-type="string">
            <text:p>const double bsq</text:p>
          </table:table-cell>
          <table:table-cell table:formula="of:=IF([$'Output.cpp'.E33]=&quot;&quot;;&quot;&quot;;[$'Output.cpp'.E33])" office:value-type="string" office:string-value=";" calcext:value-type="string">
            <text:p>;</text:p>
          </table:table-cell>
        </table:table-row>
        <table:table-row table:style-name="ro1">
          <table:table-cell/>
          <table:table-cell table:formula="of:=IF([$'Output.cpp'.A34]=&quot;&quot;;&quot;&quot;;[$'Output.cpp'.A34])">
            <text:p/>
          </table:table-cell>
          <table:table-cell/>
        </table:table-row>
        <table:table-row table:style-name="ro1">
          <table:table-cell table:formula="of:=IF([$'Output.cpp'.A35]&lt;&gt;&quot;&quot;;&quot;extern&quot;;&quot;&quot;)" office:value-type="string" office:string-value="extern" calcext:value-type="string">
            <text:p>extern</text:p>
          </table:table-cell>
          <table:table-cell table:formula="of:=IF([$'Output.cpp'.A35]=&quot;&quot;;&quot;&quot;;[$'Output.cpp'.A35])" office:value-type="string" office:string-value="const double strikes[]" calcext:value-type="string">
            <text:p>const double strikes[]</text:p>
          </table:table-cell>
          <table:table-cell table:formula="of:=IF([$'Output.cpp'.E35]=&quot;&quot;;&quot;&quot;;[$'Output.cpp'.E35])">
            <text:p/>
          </table:table-cell>
        </table:table-row>
        <table:table-row table:style-name="ro1">
          <table:table-cell table:formula="of:=IF([$'Output.cpp'.A36]&lt;&gt;&quot;&quot;;&quot;extern&quot;;&quot;&quot;)">
            <text:p/>
          </table:table-cell>
          <table:table-cell table:formula="of:=IF([$'Output.cpp'.A36]=&quot;&quot;;&quot;&quot;;[$'Output.cpp'.A36])">
            <text:p/>
          </table:table-cell>
          <table:table-cell table:formula="of:=IF([$'Output.cpp'.E36]=&quot;&quot;;&quot;&quot;;[$'Output.cpp'.E36])">
            <text:p/>
          </table:table-cell>
        </table:table-row>
        <table:table-row table:style-name="ro1">
          <table:table-cell table:formula="of:=IF([$'Output.cpp'.A37]&lt;&gt;&quot;&quot;;&quot;extern&quot;;&quot;&quot;)">
            <text:p/>
          </table:table-cell>
          <table:table-cell table:formula="of:=IF([$'Output.cpp'.A37]=&quot;&quot;;&quot;&quot;;[$'Output.cpp'.A37])">
            <text:p/>
          </table:table-cell>
          <table:table-cell table:formula="of:=IF([$'Output.cpp'.E37]=&quot;&quot;;&quot;&quot;;[$'Output.cpp'.E37])">
            <text:p/>
          </table:table-cell>
        </table:table-row>
        <table:table-row table:style-name="ro1">
          <table:table-cell table:formula="of:=IF([$'Output.cpp'.A38]&lt;&gt;&quot;&quot;;&quot;extern&quot;;&quot;&quot;)">
            <text:p/>
          </table:table-cell>
          <table:table-cell table:formula="of:=IF([$'Output.cpp'.A38]=&quot;&quot;;&quot;&quot;;[$'Output.cpp'.A38])">
            <text:p/>
          </table:table-cell>
          <table:table-cell table:formula="of:=IF([$'Output.cpp'.E38]=&quot;&quot;;&quot;&quot;;[$'Output.cpp'.E38])">
            <text:p/>
          </table:table-cell>
        </table:table-row>
        <table:table-row table:style-name="ro1">
          <table:table-cell table:formula="of:=IF([$'Output.cpp'.A39]&lt;&gt;&quot;&quot;;&quot;extern&quot;;&quot;&quot;)">
            <text:p/>
          </table:table-cell>
          <table:table-cell table:formula="of:=IF([$'Output.cpp'.A39]=&quot;&quot;;&quot;&quot;;[$'Output.cpp'.A39])">
            <text:p/>
          </table:table-cell>
          <table:table-cell table:formula="of:=IF([$'Output.cpp'.E39]=&quot;&quot;;&quot;&quot;;[$'Output.cpp'.E39])" office:value-type="string" office:string-value=";" calcext:value-type="string">
            <text:p>;</text:p>
          </table:table-cell>
        </table:table-row>
        <table:table-row table:style-name="ro1">
          <table:table-cell table:formula="of:=IF([$'Output.cpp'.A40]&lt;&gt;&quot;&quot;;&quot;extern&quot;;&quot;&quot;)">
            <text:p/>
          </table:table-cell>
          <table:table-cell table:formula="of:=IF([$'Output.cpp'.A40]=&quot;&quot;;&quot;&quot;;[$'Output.cpp'.A40])">
            <text:p/>
          </table:table-cell>
          <table:table-cell table:formula="of:=IF([$'Output.cpp'.E40]=&quot;&quot;;&quot;&quot;;[$'Output.cpp'.E40])">
            <text:p/>
          </table:table-cell>
        </table:table-row>
        <table:table-row table:style-name="ro1">
          <table:table-cell table:formula="of:=IF([$'Output.cpp'.A41]&lt;&gt;&quot;&quot;;&quot;extern&quot;;&quot;&quot;)" office:value-type="string" office:string-value="extern" calcext:value-type="string">
            <text:p>extern</text:p>
          </table:table-cell>
          <table:table-cell table:formula="of:=IF([$'Output.cpp'.A41]=&quot;&quot;;&quot;&quot;;[$'Output.cpp'.A41])" office:value-type="string" office:string-value="const double maxkappa" calcext:value-type="string">
            <text:p>const double maxkappa</text:p>
          </table:table-cell>
          <table:table-cell table:formula="of:=IF([$'Output.cpp'.E41]=&quot;&quot;;&quot;&quot;;[$'Output.cpp'.E41])" office:value-type="string" office:string-value=";" calcext:value-type="string">
            <text:p>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 style:data-style-name="N2" text:time-value="08:59:43.283021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1:54:54.764543342</meta:creation-date>
    <dc:date>2019-01-21T16:54:28.876242266</dc:date>
    <meta:editing-duration>PT9H13M39S</meta:editing-duration>
    <meta:editing-cycles>15</meta:editing-cycles>
    <meta:generator>LibreOffice/6.0.7.3$Linux_X86_64 LibreOffice_project/00m0$Build-3</meta:generator>
    <meta:document-statistic meta:table-count="4" meta:cell-count="366" meta:object-count="0"/>
    <meta:user-defined meta:name="qrichtext">1</meta:user-defined>
  </office:meta>
</office:document-meta>
</file>